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3.19pt"/>
    </style:style>
    <style:style style:name="co2" style:family="table-column">
      <style:table-column-properties fo:break-before="auto" style:column-width="403.51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90.9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link</text:p>
          </table:table-cell>
          <table:table-cell table:style-name="ce5" office:value-type="string" calcext:value-type="string">
            <text:p>level</text:p>
          </table:table-cell>
          <table:table-cell table:style-name="ce6" office:value-type="string" calcext:value-type="string">
            <text:p>nam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mplification</text:p>
          </table:table-cell>
          <table:table-cell table:style-name="ce4" office:value-type="string" calcext:value-type="string">
            <text:p><text:a xlink:href="https://drive.google.com/file/d/11DHxq4JdNvQ-KBoxdPeZtz-Z1lRDGuLz/view?usp=sharing" xlink:type="simple">https://drive.google.com/file/d/11DHxq4JdNvQ-KBoxdPeZtz-Z1lRDGuLz/view?usp=sharing</text:a></text:p>
          </table:table-cell>
          <table:table-cell table:style-name="ce2" office:value-type="string" calcext:value-type="string">
            <text:p>insane</text:p>
          </table:table-cell>
          <table:table-cell table:style-name="ce2" office:value-type="string" calcext:value-type="string">
            <text:p>FivesArc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shly Wave trials</text:p>
          </table:table-cell>
          <table:table-cell table:style-name="ce4" office:value-type="string" calcext:value-type="string">
            <text:p><text:a xlink:href="https://drive.google.com/file/d/1Q-ObqUm9vBIHoEq8cocopoBy0cKvpNVj/view?usp=sharing" xlink:type="simple">https://drive.google.com/file/d/1Q-ObqUm9vBIHoEq8cocopoBy0cKvpNVj/view?usp=sharing</text:a></text:p>
          </table:table-cell>
          <table:table-cell table:style-name="ce2" office:value-type="string" calcext:value-type="string">
            <text:p>Extreme Demon</text:p>
          </table:table-cell>
          <table:table-cell table:style-name="ce2" office:value-type="string" calcext:value-type="string">
            <text:p>OddMo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oodBath</text:p>
          </table:table-cell>
          <table:table-cell table:style-name="ce4" office:value-type="string" calcext:value-type="string">
            <text:p><text:a xlink:href="https://drive.google.com/file/d/1NnpUSE-eWvi5jHHrIKS0gWlF34PPcQg7/view?usp=sharing" xlink:type="simple">https://drive.google.com/file/d/1NnpUSE-eWvi5jHHrIKS0gWlF34PPcQg7/view?usp=sharing</text:a></text:p>
          </table:table-cell>
          <table:table-cell table:style-name="ce2" office:value-type="string" calcext:value-type="string">
            <text:p>Extreme Demon</text:p>
          </table:table-cell>
          <table:table-cell table:style-name="ce2" office:value-type="string" calcext:value-type="string">
            <text:p>Rio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oodLust</text:p>
          </table:table-cell>
          <table:table-cell table:style-name="ce4" office:value-type="string" calcext:value-type="string">
            <text:p><text:a xlink:href="https://drive.google.com/file/d/19lLC2KKABZ9MGNTsGmupQiBJ6gkCPx3c/view?usp=sharing" xlink:type="simple">https://drive.google.com/file/d/19lLC2KKABZ9MGNTsGmupQiBJ6gkCPx3c/view?usp=sharing</text:a></text:p>
          </table:table-cell>
          <table:table-cell table:style-name="ce2" office:value-type="string" calcext:value-type="string">
            <text:p>Extreme Demon</text:p>
          </table:table-cell>
          <table:table-cell table:style-name="ce2" office:value-type="string" calcext:value-type="string">
            <text:p>knobbelbo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lame Wall</text:p>
          </table:table-cell>
          <table:table-cell table:style-name="ce4" office:value-type="string" calcext:value-type="string">
            <text:p><text:a xlink:href="https://drive.google.com/file/d/1-rGTgZMn0izTnwJ1QjOuAFbZ8i-spttf/view?usp=sharing" xlink:type="simple">https://drive.google.com/file/d/1-rGTgZMn0izTnwJ1QjOuAFbZ8i-spttf/view?usp=sharing</text:a></text:p>
          </table:table-cell>
          <table:table-cell table:style-name="ce2" office:value-type="string" calcext:value-type="string">
            <text:p>Extreme Demon</text:p>
          </table:table-cell>
          <table:table-cell table:style-name="ce2" office:value-type="string" calcext:value-type="string">
            <text:p>Narwal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spyWithMyLittleEye</text:p>
          </table:table-cell>
          <table:table-cell table:style-name="ce4" office:value-type="string" calcext:value-type="string">
            <text:p><text:a xlink:href="https://drive.google.com/file/d/18FVFyYKFGG5Nq5-fJK16QjHfWl-9M13G/view?usp=sharing" xlink:type="simple">https://drive.google.com/file/d/18FVFyYKFGG5Nq5-fJK16QjHfWl-9M13G/view?usp=sharing</text:a></text:p>
          </table:table-cell>
          <table:table-cell table:style-name="ce2" office:value-type="string" calcext:value-type="string">
            <text:p>Easy Demon</text:p>
          </table:table-cell>
          <table:table-cell table:style-name="ce2" office:value-type="string" calcext:value-type="string">
            <text:p>Voxica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rbit</text:p>
          </table:table-cell>
          <table:table-cell table:style-name="ce4" office:value-type="string" calcext:value-type="string">
            <text:p><text:a xlink:href="https://drive.google.com/file/d/1n-_qFhoM15412WXmVElAKha6nppHCeUp/view?usp=sharing" xlink:type="simple">https://drive.google.com/file/d/1n-_qFhoM15412WXmVElAKha6nppHCeUp/view?usp=sharing</text:a></text:p>
          </table:table-cell>
          <table:table-cell table:style-name="ce2" office:value-type="string" calcext:value-type="string">
            <text:p>Extreme Demon</text:p>
          </table:table-cell>
          <table:table-cell table:style-name="ce2" office:value-type="string" calcext:value-type="string">
            <text:p>MindCap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keletal Shenanigans</text:p>
          </table:table-cell>
          <table:table-cell table:style-name="ce4" office:value-type="string" calcext:value-type="string">
            <text:p><text:a xlink:href="https://drive.google.com/file/d/1PPXuwOl_eYrtbYojpC1voQ5QGkPnFosU/view?usp=sharing" xlink:type="simple">https://drive.google.com/file/d/1PPXuwOl_eYrtbYojpC1voQ5QGkPnFosU/view?usp=sharing</text:a></text:p>
          </table:table-cell>
          <table:table-cell table:style-name="ce2" office:value-type="string" calcext:value-type="string">
            <text:p>Easy Demon</text:p>
          </table:table-cell>
          <table:table-cell table:style-name="ce2" office:value-type="string" calcext:value-type="string">
            <text:p>YoRei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onic wave</text:p>
          </table:table-cell>
          <table:table-cell table:style-name="ce4" office:value-type="string" calcext:value-type="string">
            <text:p><text:a xlink:href="https://drive.google.com/file/d/1m1Kd8fr4ziZci4StZ5ya4x56EuO7A-Hz/view?usp=sharing" xlink:type="simple">https://drive.google.com/file/d/1m1Kd8fr4ziZci4StZ5ya4x56EuO7A-Hz/view?usp=sharing</text:a></text:p>
          </table:table-cell>
          <table:table-cell table:style-name="ce2" office:value-type="string" calcext:value-type="string">
            <text:p>Extreme Demon</text:p>
          </table:table-cell>
          <table:table-cell table:style-name="ce2" office:value-type="string" calcext:value-type="string">
            <text:p>Cycli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uper sonic</text:p>
          </table:table-cell>
          <table:table-cell table:style-name="ce4" office:value-type="string" calcext:value-type="string">
            <text:p><text:a xlink:href="https://drive.google.com/file/d/1qWFPNT3vVQ9yk6g_4d0MgGzGWHCu_lOS/view?usp=sharing" xlink:type="simple">https://drive.google.com/file/d/1qWFPNT3vVQ9yk6g_4d0MgGzGWHCu_lOS/view?usp=sharing</text:a></text:p>
          </table:table-cell>
          <table:table-cell table:style-name="ce2" office:value-type="string" calcext:value-type="string">
            <text:p>Normal Demon</text:p>
          </table:table-cell>
          <table:table-cell table:style-name="ce2" office:value-type="string" calcext:value-type="string">
            <text:p>NadierGD_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hinking space</text:p>
          </table:table-cell>
          <table:table-cell table:style-name="ce4" office:value-type="string" calcext:value-type="string">
            <text:p><text:a xlink:href="https://drive.google.com/file/d/1j7ToyNX1XkzfKgtQeribsnXrYlx6nfwm/view?usp=sharing" xlink:type="simple">https://drive.google.com/file/d/1j7ToyNX1XkzfKgtQeribsnXrYlx6nfwm/view?usp=sharing</text:a></text:p>
          </table:table-cell>
          <table:table-cell table:style-name="ce2" office:value-type="string" calcext:value-type="string">
            <text:p>Extreme Demon</text:p>
          </table:table-cell>
          <table:table-cell table:style-name="ce2" office:value-type="string" calcext:value-type="string">
            <text:p>Communist Cyclon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tal wave</text:p>
          </table:table-cell>
          <table:table-cell table:style-name="ce4" office:value-type="string" calcext:value-type="string">
            <text:p><text:a xlink:href="https://drive.google.com/file/d/16qADMl9i1OUpNqkvcNNa3CTXwD01F4X_/view?usp=sharing" xlink:type="simple">https://drive.google.com/file/d/16qADMl9i1OUpNqkvcNNa3CTXwD01F4X_/view?usp=sharing</text:a></text:p>
          </table:table-cell>
          <table:table-cell table:style-name="ce2" office:value-type="string" calcext:value-type="string">
            <text:p>Extreme Demon</text:p>
          </table:table-cell>
          <table:table-cell table:style-name="ce2" office:value-type="string" calcext:value-type="string">
            <text:p>OniLink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oppler</text:p>
          </table:table-cell>
          <table:table-cell table:style-name="ce4" office:value-type="string" calcext:value-type="string">
            <text:p><text:a xlink:href="https://drive.google.com/file/d/1U5KyPODP8EZBnSW8y4AGXA7rY3AOFW4p/view?usp=sharing" xlink:type="simple">https://drive.google.com/file/d/1U5KyPODP8EZBnSW8y4AGXA7rY3AOFW4p/view?usp=sharing</text:a></text:p>
          </table:table-cell>
          <table:table-cell table:style-name="ce2" office:value-type="string" calcext:value-type="string">
            <text:p>Hard Demon</text:p>
          </table:table-cell>
          <table:table-cell table:style-name="ce2" office:value-type="string" calcext:value-type="string">
            <text:p>Rada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hinking space 2</text:p>
          </table:table-cell>
          <table:table-cell table:style-name="ce4" office:value-type="string" calcext:value-type="string">
            <text:p><text:a xlink:href="https://drive.google.com/file/d/1floEDwlVbOm68BtQeHjShvuxOvK-iMwF/view?usp=sharing" xlink:type="simple">https://drive.google.com/file/d/1floEDwlVbOm68BtQeHjShvuxOvK-iMwF/view?usp=sharing</text:a></text:p>
          </table:table-cell>
          <table:table-cell table:style-name="ce2" office:value-type="string" calcext:value-type="string">
            <text:p>Extreme Demon</text:p>
          </table:table-cell>
          <table:table-cell table:style-name="ce2" office:value-type="string" calcext:value-type="string">
            <text:p>Communist Cyclon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obtop Travel</text:p>
          </table:table-cell>
          <table:table-cell table:style-name="ce4" office:value-type="string" calcext:value-type="string">
            <text:p><text:a xlink:href="https://drive.google.com/file/d/1hM8gMRATwuimPqXUUtSl7jBR9RyYayXl/view?usp=sharing" xlink:type="simple">https://drive.google.com/file/d/1hM8gMRATwuimPqXUUtSl7jBR9RyYayXl/view?usp=sharing</text:a></text:p>
          </table:table-cell>
          <table:table-cell table:style-name="ce2" office:value-type="string" calcext:value-type="string">
            <text:p>Insane</text:p>
          </table:table-cell>
          <table:table-cell table:style-name="ce2" office:value-type="string" calcext:value-type="string">
            <text:p>Atomic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YOUVEBENTROLLED!</text:p>
          </table:table-cell>
          <table:table-cell table:style-name="ce4" office:value-type="string" calcext:value-type="string">
            <text:p><text:a xlink:href="https://drive.google.com/file/d/1nCVMoxGS4olSSvomA1lH7ArmXItkidhE/view?usp=sharing" xlink:type="simple">https://drive.google.com/file/d/1nCVMoxGS4olSSvomA1lH7ArmXItkidhE/view?usp=sharing</text:a></text:p>
          </table:table-cell>
          <table:table-cell table:style-name="ce2" office:value-type="string" calcext:value-type="string">
            <text:p>insane</text:p>
          </table:table-cell>
          <table:table-cell table:style-name="ce2" office:value-type="string" calcext:value-type="string">
            <text:p>jackaezie</text:p>
          </table:table-cell>
          <table:table-cell table:number-columns-repeated="1020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8" meta:object-count="0"/>
    <meta:generator>LibreOfficeDev/6.0.5.2$Linux_X86_64 LibreOffice_project/</meta:generator>
  </office:meta>
</office:document-meta>
</file>